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MS PGothic" svg:font-family="'MS PGothic'" style:font-family-generic="roman" style:font-pitch="variable"/>
    <style:font-face style:name="Noto Sans" svg:font-family="'Noto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61c8" officeooo:paragraph-rsid="000861c8"/>
    </style:style>
    <style:style style:name="P2" style:family="paragraph" style:parent-style-name="Standard">
      <style:text-properties officeooo:rsid="000861c8" officeooo:paragraph-rsid="000c211e"/>
    </style:style>
    <style:style style:name="P3" style:family="paragraph" style:parent-style-name="Standard">
      <style:text-properties officeooo:rsid="000a0169" officeooo:paragraph-rsid="000c211e"/>
    </style:style>
    <style:style style:name="P4" style:family="paragraph" style:parent-style-name="Standard">
      <style:text-properties officeooo:rsid="000861c8" officeooo:paragraph-rsid="000861c8" fo:background-color="#ffff00"/>
    </style:style>
    <style:style style:name="P5" style:family="paragraph" style:parent-style-name="Standard">
      <style:text-properties officeooo:rsid="000861c8" officeooo:paragraph-rsid="000c211e" fo:background-color="#ffff00"/>
    </style:style>
    <style:style style:name="P6" style:family="paragraph" style:parent-style-name="Standard">
      <style:text-properties officeooo:rsid="000df53b" officeooo:paragraph-rsid="000df53b" fo:background-color="#ffff00"/>
    </style:style>
    <style:style style:name="P7" style:family="paragraph" style:parent-style-name="Standard">
      <style:text-properties officeooo:rsid="00100546" officeooo:paragraph-rsid="00100546" fo:background-color="#ffff00"/>
    </style:style>
    <style:style style:name="P8" style:family="paragraph" style:parent-style-name="Standard">
      <style:text-properties officeooo:rsid="0011881b" officeooo:paragraph-rsid="0011881b" fo:background-color="#ffff00"/>
    </style:style>
    <style:style style:name="P9" style:family="paragraph" style:parent-style-name="Standard">
      <style:text-properties officeooo:rsid="0013c042" officeooo:paragraph-rsid="0013c042" fo:background-color="#ffff00"/>
    </style:style>
    <style:style style:name="P10" style:family="paragraph" style:parent-style-name="Standard">
      <style:text-properties officeooo:rsid="000c211e" officeooo:paragraph-rsid="000c211e"/>
    </style:style>
    <style:style style:name="P11" style:family="paragraph" style:parent-style-name="Standard">
      <style:text-properties officeooo:rsid="000df53b" officeooo:paragraph-rsid="000df53b" fo:background-color="transparent"/>
    </style:style>
    <style:style style:name="P12" style:family="paragraph" style:parent-style-name="Standard">
      <style:text-properties officeooo:paragraph-rsid="000c211e"/>
    </style:style>
    <style:style style:name="P13" style:family="paragraph" style:parent-style-name="Standard">
      <style:text-properties officeooo:rsid="0013c042" officeooo:paragraph-rsid="0013c042"/>
    </style:style>
    <style:style style:name="T1" style:family="text">
      <style:text-properties officeooo:rsid="000a0169"/>
    </style:style>
    <style:style style:name="T2" style:family="text">
      <style:text-properties officeooo:rsid="000a3ae0"/>
    </style:style>
    <style:style style:name="T3" style:family="text">
      <style:text-properties officeooo:rsid="000c211e"/>
    </style:style>
    <style:style style:name="T4" style:family="text">
      <style:text-properties officeooo:rsid="000e4543"/>
    </style:style>
    <style:style style:name="T5" style:family="text">
      <style:text-properties officeooo:rsid="00111a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TEIRO APRESENTAÇÃO BRAINFARMA</text:p>
      <text:p text:style-name="P1"/>
      <text:p text:style-name="P4">SLIDE 1</text:p>
      <text:p text:style-name="P1">Bom dia! Meu nome é Guilherme e meu projeto de estágio é “Aplicação de ferramentas estatísticas no desenvolvimento de novos medicamentos”.</text:p>
      <text:p text:style-name="P1"/>
      <text:p text:style-name="P4">SLIDE 2</text:p>
      <text:p text:style-name="P2">Desenvolver novos medicamentos é desafiador. Os projetos, principalmente de longa duração, geram uma grande quantidade de dados. <text:span text:style-name="T2">E, q</text:span>uanto maior for essa quantidade, mais dificil é a visualização e interpretação <text:span text:style-name="T2">dos dados</text:span>. </text:p>
      <text:p text:style-name="P2"/>
      <text:p text:style-name="P2"><text:span text:style-name="T2">Outro ponto: as</text:span><text:span text:style-name="T1"> i</text:span>nformações de fórmula e processo ficam armazenados em planos de estudos físicos. Para a tomada de decisão, é preciso retornar às papeladas e, com os dados dispersos, a análise é dificultada. </text:p>
      <text:p text:style-name="P2"/>
      <text:p text:style-name="P12"><text:span text:style-name="T2">Além de que, muitas das vezes a tomada de decisão é baseada no método OFAT (one factor at time), desconsiderando as interações entre variáveis e um plenajeamento estratégico de </text:span><text:span text:style-name="T4">experimentação</text:span><text:span text:style-name="T2">.</text:span></text:p>
      <text:p text:style-name="P1"/>
      <text:p text:style-name="P4">SLIDE 3</text:p>
      <text:p text:style-name="P3">Como solução <text:span text:style-name="T2">para otimizar a tomada de decisão e torná-la mais robusta baseada em dados, proponho a aplicação de ferramentas estatisticas no desenvolvimento farmacotécnico, utilizando métodos matemáticos e probabilísticos para analisar padrões, identificar tendências e realizar predições. </text:span></text:p>
      <text:p text:style-name="P3"/>
      <text:p text:style-name="P3"><text:span text:style-name="T3">A</text:span><text:span text:style-name="T4">p</text:span><text:span text:style-name="T3">liquei 3 ferramentas estatísticas (modelo de regressão linear, analise de componentes principais (PCA) e delineamento de experimentos (DoE) no projeto do produto Fenofibrato comprimido.</text:span></text:p>
      <text:p text:style-name="P3"/>
      <text:p text:style-name="P10">É legal destacar que MRL e PCA são análises pós experimento e DoE acontece previamente, durante e após a realização dos ensaios.</text:p>
      <text:p text:style-name="P10"/>
      <text:p text:style-name="P5">SLIDE <text:span text:style-name="T3">4</text:span></text:p>
      <text:p text:style-name="P11">Para executar meu projeto, primeiro estudei as ferramentas estatísticas, depois realizei a coleta, tratamento e organização dos dados, apliquei as ferramentas utilizando o software R versão 4.1.1 e, por fim, compilei e interpretei os resultados.</text:p>
      <text:p text:style-name="P11"/>
      <text:p text:style-name="P6">SLIDE 5</text:p>
      <text:p text:style-name="P11">Para realizar a coleta e organização dos dados, utilizei o Excel. Aqui está um exemplo de sistematização das informações dos lotes. A planilha consiste em colunas de variáveis de formulação e de processo, além das variáveis respostas. Com <text:span text:style-name="T4">todas as variáveis compiladas em um único lugar, fica mais clara a observação dos padrões e tendências, facilitando a tomada de decisão e aplicação das ferramentas estatísticas.</text:span></text:p>
      <text:p text:style-name="P11"/>
      <text:p text:style-name="P7">SLIDE 6</text:p>
      <text:p text:style-name="Standard">Começando pela Análise de Componentes Principais, a PCA é uma técnica usada para simplificar dados complexos. Ela transforma o conjunto de dados original em um conjunto mais enxuto, preservando as principais informações. <text:span text:style-name="T5">Um conjunto de dados com, por exemplo, 10,20,30 variávies pode ser simplificado em 2 ou 3 componentes principais, reduzindo a dimensionalidade dos dados. Esses </text:span>componentes principais gerados mostram onde os dados variam mais, destacando padrões e diferenças essenciais. Em resumo, o PCA reduz a complexidade dos dados, facilitando a visualização e compreensão dos aspectos mais importantes.</text:p>
      <text:p text:style-name="P8"><text:soft-page-break/>SLIDE 7</text:p>
      <text:p text:style-name="P13">explicar imagens</text:p>
      <text:p text:style-name="P13"/>
      <text:p text:style-name="P9">SLIDE 8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MS PGothic" svg:font-family="'MS PGothic'" style:font-family-generic="roman" style:font-pitch="variable"/>
    <style:font-face style:name="Noto Sans" svg:font-family="'Noto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095b3" fo:background-color="transparen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left="0.3752in" fo:margin-right="0in" fo:margin-top="0.111in" fo:margin-bottom="0in" loext:contextual-spacing="false" fo:line-height="100%" fo:text-align="start" style:justify-single-word="false" fo:text-indent="-0.3752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65in" fo:margin-bottom="0in" loext:contextual-spacing="false" fo:line-height="100%" fo:text-align="start" style:justify-single-word="false" fo:text-indent="-0.3126in" style:auto-text-indent="false" style:writing-mode="lr-tb">
        <style:tab-stops>
          <style:tab-stop style:position="0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111in" fo:margin-bottom="0in" loext:contextual-spacing="false" fo:line-height="100%" fo:text-align="center" style:justify-single-word="false" fo:text-indent="-0.3752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line-through-style="none" style:text-line-through-type="none" style:font-name="MS PGothic" fo:font-family="'MS PGothic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.3752in" fo:margin-right="0in" fo:margin-top="0.111in" fo:margin-bottom="0in" loext:contextual-spacing="false" fo:line-height="100%" fo:text-align="start" style:justify-single-word="false" fo:text-indent="-0.3752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.8126in" fo:margin-right="0in" fo:margin-top="0.0965in" fo:margin-bottom="0in" loext:contextual-spacing="false" fo:line-height="100%" fo:text-align="start" style:justify-single-word="false" fo:text-indent="-0.3126in" style:auto-text-indent="false" style:writing-mode="lr-tb">
        <style:tab-stops>
          <style:tab-stop style:position="0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1.25in" fo:margin-right="0in" fo:margin-top="0.0835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1.7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111in" fo:margin-bottom="0in" loext:contextual-spacing="false" fo:line-height="100%" fo:text-align="start" style:justify-single-word="false" fo:text-indent="-0.3752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65in" fo:margin-bottom="0in" loext:contextual-spacing="false" fo:line-height="100%" fo:text-align="start" style:justify-single-word="false" fo:text-indent="-0.3126in" style:auto-text-indent="false" style:writing-mode="lr-tb">
        <style:tab-stops>
          <style:tab-stop style:position="0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111in" fo:margin-bottom="0in" loext:contextual-spacing="false" fo:line-height="100%" fo:text-align="center" style:justify-single-word="false" fo:text-indent="-0.3752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left="0.3752in" fo:margin-right="0in" fo:margin-top="0.111in" fo:margin-bottom="0in" loext:contextual-spacing="false" fo:line-height="100%" fo:text-align="start" style:justify-single-word="false" fo:text-indent="-0.3752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left="0.8126in" fo:margin-right="0in" fo:margin-top="0.0965in" fo:margin-bottom="0in" loext:contextual-spacing="false" fo:line-height="100%" fo:text-align="start" style:justify-single-word="false" fo:text-indent="-0.3126in" style:auto-text-indent="false" style:writing-mode="lr-tb">
        <style:tab-stops>
          <style:tab-stop style:position="0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left="1.25in" fo:margin-right="0in" fo:margin-top="0.0835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left="1.7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left="0.3752in" fo:margin-right="0in" fo:margin-top="0.111in" fo:margin-bottom="0in" loext:contextual-spacing="false" fo:line-height="100%" fo:text-align="center" style:justify-single-word="false" fo:text-indent="-0.3752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3_7e_LT_7e_Gliederung_20_1" style:display-name="Title3~LT~Gliederung 1" style:family="paragraph" style:default-outline-level="">
      <style:paragraph-properties fo:margin-left="0.3752in" fo:margin-right="0in" fo:margin-top="0.111in" fo:margin-bottom="0in" loext:contextual-spacing="false" fo:line-height="100%" fo:text-align="start" style:justify-single-word="false" fo:text-indent="-0.3752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 style:default-outline-level="">
      <style:paragraph-properties fo:margin-left="0.8126in" fo:margin-right="0in" fo:margin-top="0.0965in" fo:margin-bottom="0in" loext:contextual-spacing="false" fo:line-height="100%" fo:text-align="start" style:justify-single-word="false" fo:text-indent="-0.3126in" style:auto-text-indent="false" style:writing-mode="lr-tb">
        <style:tab-stops>
          <style:tab-stop style:position="0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 style:default-outline-level="">
      <style:paragraph-properties fo:margin-left="1.25in" fo:margin-right="0in" fo:margin-top="0.0835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 style:default-outline-level="">
      <style:paragraph-properties fo:margin-left="1.7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Titel" style:display-name="Title3~LT~Titel" style:family="paragraph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 style:default-outline-level="">
      <style:paragraph-properties fo:margin-left="0.3752in" fo:margin-right="0in" fo:margin-top="0.111in" fo:margin-bottom="0in" loext:contextual-spacing="false" fo:line-height="100%" fo:text-align="center" style:justify-single-word="false" fo:text-indent="-0.3752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3_7e_LT_7e_Notizen" style:display-name="Title3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3_7e_LT_7e_Hintergrund" style:display-name="Title3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4_7e_LT_7e_Gliederung_20_1" style:display-name="Title4~LT~Gliederung 1" style:family="paragraph" style:default-outline-level="">
      <style:paragraph-properties fo:margin-left="0.3752in" fo:margin-right="0in" fo:margin-top="0.111in" fo:margin-bottom="0in" loext:contextual-spacing="false" fo:line-height="100%" fo:text-align="start" style:justify-single-word="false" fo:text-indent="-0.3752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4_7e_LT_7e_Gliederung_20_2" style:display-name="Title4~LT~Gliederung 2" style:family="paragraph" style:parent-style-name="Title4_7e_LT_7e_Gliederung_20_1" style:default-outline-level="">
      <style:paragraph-properties fo:margin-left="0.8126in" fo:margin-right="0in" fo:margin-top="0.0965in" fo:margin-bottom="0in" loext:contextual-spacing="false" fo:line-height="100%" fo:text-align="start" style:justify-single-word="false" fo:text-indent="-0.3126in" style:auto-text-indent="false" style:writing-mode="lr-tb">
        <style:tab-stops>
          <style:tab-stop style:position="0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4_7e_LT_7e_Gliederung_20_3" style:display-name="Title4~LT~Gliederung 3" style:family="paragraph" style:parent-style-name="Title4_7e_LT_7e_Gliederung_20_2" style:default-outline-level="">
      <style:paragraph-properties fo:margin-left="1.25in" fo:margin-right="0in" fo:margin-top="0.0835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4_7e_LT_7e_Gliederung_20_4" style:display-name="Title4~LT~Gliederung 4" style:family="paragraph" style:parent-style-name="Title4_7e_LT_7e_Gliederung_20_3" style:default-outline-level="">
      <style:paragraph-properties fo:margin-left="1.7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5" style:display-name="Title4~LT~Gliederung 5" style:family="paragraph" style:parent-style-name="Title4_7e_LT_7e_Gliederung_20_4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6" style:display-name="Title4~LT~Gliederung 6" style:family="paragraph" style:parent-style-name="Title4_7e_LT_7e_Gliederung_20_5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7" style:display-name="Title4~LT~Gliederung 7" style:family="paragraph" style:parent-style-name="Title4_7e_LT_7e_Gliederung_20_6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8" style:display-name="Title4~LT~Gliederung 8" style:family="paragraph" style:parent-style-name="Title4_7e_LT_7e_Gliederung_20_7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9" style:display-name="Title4~LT~Gliederung 9" style:family="paragraph" style:parent-style-name="Title4_7e_LT_7e_Gliederung_20_8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Titel" style:display-name="Title4~LT~Titel" style:family="paragraph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4_7e_LT_7e_Untertitel" style:display-name="Title4~LT~Untertitel" style:family="paragraph" style:default-outline-level="">
      <style:paragraph-properties fo:margin-left="0.3752in" fo:margin-right="0in" fo:margin-top="0.111in" fo:margin-bottom="0in" loext:contextual-spacing="false" fo:line-height="100%" fo:text-align="center" style:justify-single-word="false" fo:text-indent="-0.3752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4_7e_LT_7e_Notizen" style:display-name="Title4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4_7e_LT_7e_Hintergrundobjekte" style:display-name="Title4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4_7e_LT_7e_Hintergrund" style:display-name="Title4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5_7e_LT_7e_Gliederung_20_1" style:display-name="Title5~LT~Gliederung 1" style:family="paragraph" style:default-outline-level="">
      <style:paragraph-properties fo:margin-left="0.3752in" fo:margin-right="0in" fo:margin-top="0.111in" fo:margin-bottom="0in" loext:contextual-spacing="false" fo:line-height="100%" fo:text-align="start" style:justify-single-word="false" fo:text-indent="-0.3752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5_7e_LT_7e_Gliederung_20_2" style:display-name="Title5~LT~Gliederung 2" style:family="paragraph" style:parent-style-name="Title5_7e_LT_7e_Gliederung_20_1" style:default-outline-level="">
      <style:paragraph-properties fo:margin-left="0.8126in" fo:margin-right="0in" fo:margin-top="0.0965in" fo:margin-bottom="0in" loext:contextual-spacing="false" fo:line-height="100%" fo:text-align="start" style:justify-single-word="false" fo:text-indent="-0.3126in" style:auto-text-indent="false" style:writing-mode="lr-tb">
        <style:tab-stops>
          <style:tab-stop style:position="0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5_7e_LT_7e_Gliederung_20_3" style:display-name="Title5~LT~Gliederung 3" style:family="paragraph" style:parent-style-name="Title5_7e_LT_7e_Gliederung_20_2" style:default-outline-level="">
      <style:paragraph-properties fo:margin-left="1.25in" fo:margin-right="0in" fo:margin-top="0.0835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5_7e_LT_7e_Gliederung_20_4" style:display-name="Title5~LT~Gliederung 4" style:family="paragraph" style:parent-style-name="Title5_7e_LT_7e_Gliederung_20_3" style:default-outline-level="">
      <style:paragraph-properties fo:margin-left="1.7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5" style:display-name="Title5~LT~Gliederung 5" style:family="paragraph" style:parent-style-name="Title5_7e_LT_7e_Gliederung_20_4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6" style:display-name="Title5~LT~Gliederung 6" style:family="paragraph" style:parent-style-name="Title5_7e_LT_7e_Gliederung_20_5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7" style:display-name="Title5~LT~Gliederung 7" style:family="paragraph" style:parent-style-name="Title5_7e_LT_7e_Gliederung_20_6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8" style:display-name="Title5~LT~Gliederung 8" style:family="paragraph" style:parent-style-name="Title5_7e_LT_7e_Gliederung_20_7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9" style:display-name="Title5~LT~Gliederung 9" style:family="paragraph" style:parent-style-name="Title5_7e_LT_7e_Gliederung_20_8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Titel" style:display-name="Title5~LT~Titel" style:family="paragraph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5_7e_LT_7e_Untertitel" style:display-name="Title5~LT~Untertitel" style:family="paragraph" style:default-outline-level="">
      <style:paragraph-properties fo:margin-left="0.3752in" fo:margin-right="0in" fo:margin-top="0.111in" fo:margin-bottom="0in" loext:contextual-spacing="false" fo:line-height="100%" fo:text-align="center" style:justify-single-word="false" fo:text-indent="-0.3752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5_7e_LT_7e_Notizen" style:display-name="Title5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5_7e_LT_7e_Hintergrundobjekte" style:display-name="Title5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5_7e_LT_7e_Hintergrund" style:display-name="Title5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6_7e_LT_7e_Gliederung_20_1" style:display-name="Title6~LT~Gliederung 1" style:family="paragraph" style:default-outline-level="">
      <style:paragraph-properties fo:margin-left="0.3752in" fo:margin-right="0in" fo:margin-top="0.111in" fo:margin-bottom="0in" loext:contextual-spacing="false" fo:line-height="100%" fo:text-align="start" style:justify-single-word="false" fo:text-indent="-0.3752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6_7e_LT_7e_Gliederung_20_2" style:display-name="Title6~LT~Gliederung 2" style:family="paragraph" style:parent-style-name="Title6_7e_LT_7e_Gliederung_20_1" style:default-outline-level="">
      <style:paragraph-properties fo:margin-left="0.8126in" fo:margin-right="0in" fo:margin-top="0.0965in" fo:margin-bottom="0in" loext:contextual-spacing="false" fo:line-height="100%" fo:text-align="start" style:justify-single-word="false" fo:text-indent="-0.3126in" style:auto-text-indent="false" style:writing-mode="lr-tb">
        <style:tab-stops>
          <style:tab-stop style:position="0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6_7e_LT_7e_Gliederung_20_3" style:display-name="Title6~LT~Gliederung 3" style:family="paragraph" style:parent-style-name="Title6_7e_LT_7e_Gliederung_20_2" style:default-outline-level="">
      <style:paragraph-properties fo:margin-left="1.25in" fo:margin-right="0in" fo:margin-top="0.0835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6_7e_LT_7e_Gliederung_20_4" style:display-name="Title6~LT~Gliederung 4" style:family="paragraph" style:parent-style-name="Title6_7e_LT_7e_Gliederung_20_3" style:default-outline-level="">
      <style:paragraph-properties fo:margin-left="1.7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5" style:display-name="Title6~LT~Gliederung 5" style:family="paragraph" style:parent-style-name="Title6_7e_LT_7e_Gliederung_20_4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6" style:display-name="Title6~LT~Gliederung 6" style:family="paragraph" style:parent-style-name="Title6_7e_LT_7e_Gliederung_20_5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7" style:display-name="Title6~LT~Gliederung 7" style:family="paragraph" style:parent-style-name="Title6_7e_LT_7e_Gliederung_20_6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8" style:display-name="Title6~LT~Gliederung 8" style:family="paragraph" style:parent-style-name="Title6_7e_LT_7e_Gliederung_20_7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9" style:display-name="Title6~LT~Gliederung 9" style:family="paragraph" style:parent-style-name="Title6_7e_LT_7e_Gliederung_20_8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Titel" style:display-name="Title6~LT~Titel" style:family="paragraph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6_7e_LT_7e_Untertitel" style:display-name="Title6~LT~Untertitel" style:family="paragraph" style:default-outline-level="">
      <style:paragraph-properties fo:margin-left="0.3752in" fo:margin-right="0in" fo:margin-top="0.111in" fo:margin-bottom="0in" loext:contextual-spacing="false" fo:line-height="100%" fo:text-align="center" style:justify-single-word="false" fo:text-indent="-0.3752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6_7e_LT_7e_Notizen" style:display-name="Title6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6_7e_LT_7e_Hintergrundobjekte" style:display-name="Title6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6_7e_LT_7e_Hintergrund" style:display-name="Title6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27T10:35:54.724472533</meta:creation-date>
    <dc:date>2024-10-27T21:37:55.273241673</dc:date>
    <meta:editing-duration>PT2H12M16S</meta:editing-duration>
    <meta:editing-cycles>1</meta:editing-cycles>
    <meta:document-statistic meta:table-count="0" meta:image-count="0" meta:object-count="0" meta:page-count="2" meta:paragraph-count="20" meta:word-count="409" meta:character-count="2741" meta:non-whitespace-character-count="2349"/>
    <meta:generator>LibreOffice/6.4.7.2$Linux_X86_64 LibreOffice_project/40$Build-2</meta:generator>
  </office:meta>
</office:document-meta>
</file>